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, sans-serif"/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rsid="00088b5e" officeooo:paragraph-rsid="00088b5e" style:text-blinking="false" fo:background-color="transparent" style:font-size-asian="16pt" style:font-style-asian="italic" style:font-size-complex="16pt" style:font-style-complex="italic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rsid="0009d6a0" officeooo:paragraph-rsid="0009d6a0" style:text-blinking="false" fo:background-color="transparent" style:font-size-asian="16pt" style:font-style-asian="italic" style:font-size-complex="16pt" style:font-style-complex="italic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88b5e" officeooo:paragraph-rsid="00088b5e" style:text-blinking="false" fo:background-color="transparent" style:font-size-asian="11.3500003814697pt" style:font-style-asian="italic" style:font-size-complex="13pt" style:font-style-complex="itali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9d6a0" officeooo:paragraph-rsid="0009d6a0" style:text-blinking="false" fo:background-color="transparent" style:font-size-asian="11.3500003814697pt" style:font-style-asian="italic" style:font-size-complex="13pt" style:font-style-complex="italic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d0ded" officeooo:paragraph-rsid="000d0ded" style:text-blinking="false" fo:background-color="transparent" style:font-size-asian="11.3500003814697pt" style:font-style-asian="italic" style:font-size-complex="13pt" style:font-style-complex="italic"/>
    </style:style>
    <style:style style:name="P6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font-size="22pt" fo:font-style="italic" officeooo:rsid="00088b5e" officeooo:paragraph-rsid="00088b5e" style:font-size-asian="19.25pt" style:font-style-asian="italic" style:font-size-complex="22pt" style:font-style-complex="italic"/>
    </style:style>
    <style:style style:name="P7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size="16pt" fo:font-style="italic" officeooo:rsid="00088b5e" officeooo:paragraph-rsid="00088b5e" style:font-size-asian="16pt" style:font-style-asian="italic" style:font-size-complex="16pt" style:font-style-complex="itali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3" style:family="text">
      <style:text-properties style:font-style-asian="normal" style:font-weight-asian="normal" style:font-style-complex="normal" style:font-weight-complex="normal"/>
    </style:style>
    <style:style style:name="T4" style:family="text">
      <style:text-properties officeooo:rsid="0009d6a0" style:font-style-asian="normal" style:font-weight-asian="normal" style:font-style-complex="normal" style:font-weight-complex="normal"/>
    </style:style>
    <style:style style:name="T5" style:family="text">
      <style:text-properties officeooo:rsid="000d0ded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ise:Templates</text:p>
      <text:p text:style-name="P6"><text:span text:style-name="T2"/></text:p>
      <text:p text:style-name="P1"><text:bookmark text:name="docs-internal-guid-a455a2b5-7fff-db14-79ab-aebecd4303f1"/><text:span text:style-name="T3">1.Create a template from custom template type.</text:span></text:p>
      <text:p text:style-name="P1"><text:span text:style-name="T3"/></text:p>
      <text:p text:style-name="P3"><text:span text:style-name="T3">I have created template T1 <text:s/>and T2 using the empty-page(custom template type).</text:span></text:p>
      <text:p text:style-name="P3"><text:span text:style-name="T3"/></text:p>
      <text:p text:style-name="P3"><text:span text:style-name="T3"/></text:p>
      <text:p text:style-name="P1"><text:bookmark text:name="docs-internal-guid-1c9194c3-7fff-ed62-3781-bcbc549490a4"/><text:span text:style-name="T3">2.Create two templates T1 and T2 such that T1 is only allowed under hierarchy “/content/my-site/us” and T2 is only allowed under “/content/my-site/fr”</text:span></text:p>
      <text:p text:style-name="P1"><text:span text:style-name="T3"/></text:p>
      <text:p text:style-name="P3"><text:span text:style-name="T3">T1 is allowed only inside us page and T2 is allowed inside fr page.</text:span></text:p>
      <text:p text:style-name="P3"><text:span text:style-name="T3"/></text:p>
      <text:p text:style-name="P1"><text:bookmark text:name="docs-internal-guid-6957066f-7fff-0a14-fd0c-4d15d78e5d48"/><text:span text:style-name="T4">3.</text:span><text:span text:style-name="T3">Add a component on a template such that the content (authored properties) of the component remains exactly same on all the pages created using that template.</text:span></text:p>
      <text:p text:style-name="P1"><text:span text:style-name="T3"/></text:p>
      <text:p text:style-name="P4"><text:span text:style-name="T3">I had added two components in T1 and T2 title and image component in the structure mode.</text:span><text:span text:style-name="T5">I have created two page inside us page using the T1.</text:span></text:p>
      <text:p text:style-name="P4"><text:span text:style-name="T3"/></text:p>
      <text:p text:style-name="P2"><text:bookmark text:name="docs-internal-guid-159a8cc3-7fff-28d6-28d6-72333b4195dc"/><text:span text:style-name="T3">4.Add a parsys (responsive grid/layout container) in the above template such that author can add any component from group “General” on the page.</text:span></text:p>
      <text:p text:style-name="P2"><text:span text:style-name="T3"/></text:p>
      <text:p text:style-name="P4"><text:span text:style-name="T3">I have added parsys in the above created templates using the policy <text:s/>title “Template1” and only “General” group components can be drag onto the page.</text:span></text:p>
      <text:p text:style-name="P4"><text:span text:style-name="T3"/></text:p>
      <text:p text:style-name="P2"><text:bookmark text:name="docs-internal-guid-21a749b3-7fff-70b2-dbbd-72768a38044b"/><text:span text:style-name="T3">5.Define a component in such a way that content remains same on all pages created using a common template and the authored content can be reused on other templates as well without any re-authoring of the content.</text:span></text:p>
      <text:p text:style-name="P4"><text:span text:style-name="T3"/></text:p>
      <text:p text:style-name="P4"><text:span text:style-name="T3">I had applied policy on the “image” component by naming the policy as “image policy” in template T1 and T2.</text:span></text:p>
      <text:p text:style-name="P4"><text:span text:style-name="T3"/></text:p>
      <text:p text:style-name="P5"><text:span text:style-name="T3">Note: I am attaching the Package which contains conf and content directory.</text:span></text:p>
      <text:p text:style-name="P1"><text:span text:style-name="T3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, sans-serif"/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8__5f_Title_20_and_20_Content_7e_LT_7e_Gliederung_20_1" style:display-name="8_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8__5f_Title_20_and_20_Content_7e_LT_7e_Gliederung_20_2" style:display-name="8_Title and Content~LT~Gliederung 2" style:family="paragraph" style:parent-style-name="_38__5f_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8__5f_Title_20_and_20_Content_7e_LT_7e_Gliederung_20_3" style:display-name="8_Title and Content~LT~Gliederung 3" style:family="paragraph" style:parent-style-name="_38__5f_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8__5f_Title_20_and_20_Content_7e_LT_7e_Gliederung_20_4" style:display-name="8_Title and Content~LT~Gliederung 4" style:family="paragraph" style:parent-style-name="_38__5f_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8__5f_Title_20_and_20_Content_7e_LT_7e_Gliederung_20_5" style:display-name="8_Title and Content~LT~Gliederung 5" style:family="paragraph" style:parent-style-name="_38__5f_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Title_20_and_20_Content_7e_LT_7e_Gliederung_20_6" style:display-name="8_Title and Content~LT~Gliederung 6" style:family="paragraph" style:parent-style-name="_38__5f_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Title_20_and_20_Content_7e_LT_7e_Gliederung_20_7" style:display-name="8_Title and Content~LT~Gliederung 7" style:family="paragraph" style:parent-style-name="_38__5f_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Title_20_and_20_Content_7e_LT_7e_Gliederung_20_8" style:display-name="8_Title and Content~LT~Gliederung 8" style:family="paragraph" style:parent-style-name="_38__5f_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Title_20_and_20_Content_7e_LT_7e_Gliederung_20_9" style:display-name="8_Title and Content~LT~Gliederung 9" style:family="paragraph" style:parent-style-name="_38__5f_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Title_20_and_20_Content_7e_LT_7e_Titel" style:display-name="8_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8__5f_Title_20_and_20_Content_7e_LT_7e_Untertitel" style:display-name="8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8__5f_Title_20_and_20_Content_7e_LT_7e_Notizen" style:display-name="8_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8__5f_Title_20_and_20_Content_7e_LT_7e_Hintergrundobjekte" style:display-name="8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8__5f_Title_20_and_20_Content_7e_LT_7e_Hintergrund" style:display-name="8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15:29.315613598</meta:creation-date>
    <meta:editing-duration>PT13M47S</meta:editing-duration>
    <meta:editing-cycles>3</meta:editing-cycles>
    <meta:generator>LibreOffice/6.0.7.3$Linux_X86_64 LibreOffice_project/00m0$Build-3</meta:generator>
    <dc:date>2020-04-10T18:32:54.200059924</dc:date>
    <meta:document-statistic meta:table-count="0" meta:image-count="0" meta:object-count="0" meta:page-count="1" meta:paragraph-count="12" meta:word-count="226" meta:character-count="1345" meta:non-whitespace-character-count="1129"/>
  </office:meta>
</office:document-meta>
</file>